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C++ Boost Calloc</text:p>
          </table:table-cell>
          <table:table-cell office:value-type="string">
            <text:p>C++ Boost Malloc</text:p>
          </table:table-cell>
          <table:table-cell office:value-type="string">
            <text:p>C++11 Calloc</text:p>
          </table:table-cell>
          <table:table-cell office:value-type="string">
            <text:p>C++ 11 Malloc</text:p>
          </table:table-cell>
          <table:table-cell office:value-type="string">
            <text:p>C OpenMP Calloc</text:p>
          </table:table-cell>
          <table:table-cell office:value-type="string">
            <text:p>C OpenMP Malloc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string">
            <text:p>DIM = 1024 GEN = 1000 THREADS = 4</text:p>
          </table:table-cell>
          <table:table-cell/>
          <table:table-cell office:value-type="float" office:value="6.03249">
            <text:p>6.03249</text:p>
          </table:table-cell>
          <table:table-cell office:value-type="float" office:value="4.792231">
            <text:p>4.792231</text:p>
          </table:table-cell>
          <table:table-cell office:value-type="float" office:value="5.934013">
            <text:p>5.934013</text:p>
          </table:table-cell>
          <table:table-cell office:value-type="float" office:value="4.732382">
            <text:p>4.732382</text:p>
          </table:table-cell>
          <table:table-cell office:value-type="float" office:value="3.074209">
            <text:p>3.074209</text:p>
          </table:table-cell>
          <table:table-cell office:value-type="float" office:value="1.59886">
            <text:p>1.59886</text:p>
          </table:table-cell>
          <table:table-cell office:value-type="float" office:value="6.354">
            <text:p>6.354</text:p>
          </table:table-cell>
        </table:table-row>
        <table:table-row table:style-name="ro2">
          <table:table-cell office:value-type="string">
            <text:p>Global State @ MAXGEN 44791</text:p>
          </table:table-cell>
          <table:table-cell/>
          <table:table-cell office:value-type="float" office:value="5.986099">
            <text:p>5.986099</text:p>
          </table:table-cell>
          <table:table-cell office:value-type="float" office:value="4.821873">
            <text:p>4.821873</text:p>
          </table:table-cell>
          <table:table-cell office:value-type="float" office:value="5.945996">
            <text:p>5.945996</text:p>
          </table:table-cell>
          <table:table-cell office:value-type="float" office:value="4.819157">
            <text:p>4.819157</text:p>
          </table:table-cell>
          <table:table-cell office:value-type="float" office:value="3.046731">
            <text:p>3.046731</text:p>
          </table:table-cell>
          <table:table-cell office:value-type="float" office:value="1.649339">
            <text:p>1.649339</text:p>
          </table:table-cell>
          <table:table-cell office:value-type="float" office:value="6.31">
            <text:p>6.31</text:p>
          </table:table-cell>
        </table:table-row>
        <table:table-row table:style-name="ro2">
          <table:table-cell table:number-columns-repeated="2"/>
          <table:table-cell office:value-type="float" office:value="5.978332">
            <text:p>5.978332</text:p>
          </table:table-cell>
          <table:table-cell office:value-type="float" office:value="4.764009">
            <text:p>4.764009</text:p>
          </table:table-cell>
          <table:table-cell office:value-type="float" office:value="5.920583">
            <text:p>5.920583</text:p>
          </table:table-cell>
          <table:table-cell office:value-type="float" office:value="4.777222">
            <text:p>4.777222</text:p>
          </table:table-cell>
          <table:table-cell office:value-type="float" office:value="3.179405">
            <text:p>3.179405</text:p>
          </table:table-cell>
          <table:table-cell office:value-type="float" office:value="1.600268">
            <text:p>1.600268</text:p>
          </table:table-cell>
          <table:table-cell office:value-type="float" office:value="6.329">
            <text:p>6.329</text:p>
          </table:table-cell>
        </table:table-row>
        <table:table-row table:style-name="ro2">
          <table:table-cell table:number-columns-repeated="2"/>
          <table:table-cell office:value-type="float" office:value="6.005867">
            <text:p>6.005867</text:p>
          </table:table-cell>
          <table:table-cell office:value-type="float" office:value="4.842979">
            <text:p>4.842979</text:p>
          </table:table-cell>
          <table:table-cell office:value-type="float" office:value="5.971854">
            <text:p>5.971854</text:p>
          </table:table-cell>
          <table:table-cell office:value-type="float" office:value="4.763929">
            <text:p>4.763929</text:p>
          </table:table-cell>
          <table:table-cell office:value-type="float" office:value="2.959774">
            <text:p>2.959774</text:p>
          </table:table-cell>
          <table:table-cell office:value-type="float" office:value="1.692082">
            <text:p>1.692082</text:p>
          </table:table-cell>
          <table:table-cell office:value-type="float" office:value="6.315">
            <text:p>6.315</text:p>
          </table:table-cell>
        </table:table-row>
        <table:table-row table:style-name="ro2">
          <table:table-cell table:number-columns-repeated="2"/>
          <table:table-cell office:value-type="float" office:value="5.997729">
            <text:p>5.997729</text:p>
          </table:table-cell>
          <table:table-cell office:value-type="float" office:value="4.799556">
            <text:p>4.799556</text:p>
          </table:table-cell>
          <table:table-cell office:value-type="float" office:value="5.922565">
            <text:p>5.922565</text:p>
          </table:table-cell>
          <table:table-cell office:value-type="float" office:value="4.743035">
            <text:p>4.743035</text:p>
          </table:table-cell>
          <table:table-cell office:value-type="float" office:value="3.120283">
            <text:p>3.120283</text:p>
          </table:table-cell>
          <table:table-cell office:value-type="float" office:value="1.63691">
            <text:p>1.63691</text:p>
          </table:table-cell>
          <table:table-cell office:value-type="float" office:value="6.361">
            <text:p>6.361</text:p>
          </table:table-cell>
        </table:table-row>
        <table:table-row table:style-name="ro2">
          <table:table-cell office:value-type="string">
            <text:p>Average</text:p>
          </table:table-cell>
          <table:table-cell/>
          <table:table-cell table:formula="of:=SUM([.C8:.C12])/5" office:value-type="float" office:value="6.0001034">
            <text:p>6.0001034</text:p>
          </table:table-cell>
          <table:table-cell table:formula="of:=SUM([.D8:.D12])/5" office:value-type="float" office:value="4.8041296">
            <text:p>4.8041296</text:p>
          </table:table-cell>
          <table:table-cell table:formula="of:=SUM([.E8:.E12])/5" office:value-type="float" office:value="5.9390022">
            <text:p>5.9390022</text:p>
          </table:table-cell>
          <table:table-cell table:formula="of:=SUM([.F8:.F12])/5" office:value-type="float" office:value="4.767145">
            <text:p>4.767145</text:p>
          </table:table-cell>
          <table:table-cell table:formula="of:=SUM([.G8:.G12])/5" office:value-type="float" office:value="3.0760804">
            <text:p>3.0760804</text:p>
          </table:table-cell>
          <table:table-cell table:formula="of:=SUM([.H8:.H12])/5" office:value-type="float" office:value="1.6354918">
            <text:p>1.6354918</text:p>
          </table:table-cell>
          <table:table-cell table:formula="of:=SUM([.I8:.I12])/5" office:value-type="float" office:value="6.3338">
            <text:p>6.3338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++ Boost Calloc</text:p>
          </table:table-cell>
          <table:table-cell office:value-type="string">
            <text:p>C++ Boost Malloc</text:p>
          </table:table-cell>
          <table:table-cell office:value-type="string">
            <text:p>C++11 Calloc</text:p>
          </table:table-cell>
          <table:table-cell office:value-type="string">
            <text:p>C++ 11 Malloc</text:p>
          </table:table-cell>
          <table:table-cell office:value-type="string">
            <text:p>C OpenMP Calloc</text:p>
          </table:table-cell>
          <table:table-cell office:value-type="string">
            <text:p>C OpenMP Malloc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string">
            <text:p>DIM = 1024 GEN = 10000 THREADS = 4</text:p>
          </table:table-cell>
          <table:table-cell table:number-columns-repeated="3"/>
          <table:table-cell office:value-type="float" office:value="57.136578">
            <text:p>57.136578</text:p>
          </table:table-cell>
          <table:table-cell office:value-type="float" office:value="46.706375">
            <text:p>46.706375</text:p>
          </table:table-cell>
          <table:table-cell office:value-type="float" office:value="28.511592">
            <text:p>28.511592</text:p>
          </table:table-cell>
          <table:table-cell office:value-type="float" office:value="15.113232">
            <text:p>15.113232</text:p>
          </table:table-cell>
          <table:table-cell office:value-type="float" office:value="56.819">
            <text:p>56.819</text:p>
          </table:table-cell>
        </table:table-row>
        <table:table-row table:style-name="ro2">
          <table:table-cell office:value-type="string">
            <text:p>Global State @ MAXGEN 30453</text:p>
          </table:table-cell>
          <table:table-cell table:number-columns-repeated="3"/>
          <table:table-cell office:value-type="float" office:value="57.736425">
            <text:p>57.736425</text:p>
          </table:table-cell>
          <table:table-cell office:value-type="float" office:value="46.498903">
            <text:p>46.498903</text:p>
          </table:table-cell>
          <table:table-cell office:value-type="float" office:value="28.918649">
            <text:p>28.918649</text:p>
          </table:table-cell>
          <table:table-cell office:value-type="float" office:value="15.157736">
            <text:p>15.157736</text:p>
          </table:table-cell>
          <table:table-cell office:value-type="float" office:value="57.148">
            <text:p>57.148</text:p>
          </table:table-cell>
        </table:table-row>
        <table:table-row table:style-name="ro2">
          <table:table-cell table:number-columns-repeated="4"/>
          <table:table-cell office:value-type="float" office:value="57.632327">
            <text:p>57.632327</text:p>
          </table:table-cell>
          <table:table-cell office:value-type="float" office:value="46.527324">
            <text:p>46.527324</text:p>
          </table:table-cell>
          <table:table-cell office:value-type="float" office:value="29.441741">
            <text:p>29.441741</text:p>
          </table:table-cell>
          <table:table-cell office:value-type="float" office:value="15.240679">
            <text:p>15.240679</text:p>
          </table:table-cell>
          <table:table-cell office:value-type="float" office:value="57.931">
            <text:p>57.931</text:p>
          </table:table-cell>
        </table:table-row>
        <table:table-row table:style-name="ro2">
          <table:table-cell table:number-columns-repeated="4"/>
          <table:table-cell office:value-type="float" office:value="45.413396">
            <text:p>45.413396</text:p>
          </table:table-cell>
          <table:table-cell office:value-type="float" office:value="46.410953">
            <text:p>46.410953</text:p>
          </table:table-cell>
          <table:table-cell office:value-type="float" office:value="29.615267">
            <text:p>29.615267</text:p>
          </table:table-cell>
          <table:table-cell office:value-type="float" office:value="15.008135">
            <text:p>15.008135</text:p>
          </table:table-cell>
          <table:table-cell office:value-type="float" office:value="56.599">
            <text:p>56.599</text:p>
          </table:table-cell>
        </table:table-row>
        <table:table-row table:style-name="ro2">
          <table:table-cell table:number-columns-repeated="4"/>
          <table:table-cell office:value-type="float" office:value="47.749177">
            <text:p>47.749177</text:p>
          </table:table-cell>
          <table:table-cell office:value-type="float" office:value="46.268096">
            <text:p>46.268096</text:p>
          </table:table-cell>
          <table:table-cell office:value-type="float" office:value="29.504358">
            <text:p>29.504358</text:p>
          </table:table-cell>
          <table:table-cell office:value-type="float" office:value="14.920778">
            <text:p>14.920778</text:p>
          </table:table-cell>
          <table:table-cell office:value-type="float" office:value="58.158">
            <text:p>58.158</text:p>
          </table:table-cell>
        </table:table-row>
        <table:table-row table:style-name="ro2">
          <table:table-cell office:value-type="string">
            <text:p>Average</text:p>
          </table:table-cell>
          <table:table-cell/>
          <table:table-cell table:formula="of:=SUM([.C17:.C21])/5" office:value-type="float" office:value="0">
            <text:p>0</text:p>
          </table:table-cell>
          <table:table-cell table:formula="of:=SUM([.D17:.D21])/5" office:value-type="float" office:value="0">
            <text:p>0</text:p>
          </table:table-cell>
          <table:table-cell table:formula="of:=SUM([.E17:.E21])/5" office:value-type="float" office:value="53.1335806">
            <text:p>53.1335806</text:p>
          </table:table-cell>
          <table:table-cell table:formula="of:=SUM([.F17:.F21])/5" office:value-type="float" office:value="46.4823302">
            <text:p>46.4823302</text:p>
          </table:table-cell>
          <table:table-cell table:formula="of:=SUM([.G17:.G21])/5" office:value-type="float" office:value="29.1983214">
            <text:p>29.1983214</text:p>
          </table:table-cell>
          <table:table-cell table:formula="of:=SUM([.H17:.H21])/5" office:value-type="float" office:value="15.088112">
            <text:p>15.088112</text:p>
          </table:table-cell>
          <table:table-cell table:formula="of:=SUM([.I17:.I21])/5" office:value-type="float" office:value="57.331">
            <text:p>57.33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3-07T20:44:33</meta:creation-date>
    <dc:date>2013-03-07T21:58:36</dc:date>
    <dc:creator>Edward Michniak</dc:creator>
    <meta:editing-duration>PT12M13S</meta:editing-duration>
    <meta:editing-cycles>1</meta:editing-cycles>
    <meta:document-statistic meta:table-count="1" meta:cell-count="94" meta:object-count="0"/>
    <meta:generator>LibreOffice/3.6$Linux_X86_64 LibreOffice_project/360m1$Build-2</meta:generator>
  </office:meta>
</office:document-meta>
</file>